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7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5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7826079503032027391" text:style-name="L1">
        <text:list-item>
          <text:p text:style-name="P7"/>
        </text:list-item>
        <text:list-item>
          <text:p text:style-name="P7">entries.ods</text:p>
          <text:list>
            <text:list-item>
              <text:p text:style-name="P7">C – c<text:tab/>copy<text:tab/><text:tab/><text:tab/></text:p>
            </text:list-item>
          </text:list>
        </text:list-item>
        <text:list-item>
          <text:p text:style-name="P7">sakura<text:tab/></text:p>
          <text:list>
            <text:list-item>
              <text:p text:style-name="P7">C – v</text:p>
            </text:list-item>
            <text:list-item>
              <text:p text:style-name="P7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5529452" text:continue-numbering="true" text:style-name="L1">
        <text:list-item>
          <text:list>
            <text:list-item>
              <text:p text:style-name="P7">C – a &gt; C – c<text:tab/><text:tab/><text:tab/><text:tab/></text:p>
            </text:list-item>
          </text:list>
        </text:list-item>
        <text:list-item>
          <text:p text:style-name="P7">entries.ods</text:p>
          <text:list>
            <text:list-item>
              <text:p text:style-name="P7">C – v<text:tab/>(paste)</text:p>
            </text:list-item>
            <text:list-item>
              <text:p text:style-name="P7">C/P<text:tab/>(session num, code)</text:p>
            </text:list-item>
            <text:list-item>
              <text:p text:style-name="P7">C/P<text:tab/>(memos)</text:p>
            </text:list-item>
            <text:list-item>
              <text:p text:style-name="P7">C/P<text:tab/>(file name)</text:p>
            </text:list-item>
            <text:list-item>
              <text:p text:style-name="P7">edit</text:p>
              <text:list>
                <text:list-item>
                  <text:p text:style-name="P7">genre<text:tab/><text:tab/><text:tab/></text:p>
                </text:list-item>
                <text:list-item>
                  <text:p text:style-name="P7">time<text:tab/><text:tab/><text:tab/></text:p>
                </text:list-item>
                <text:list-item>
                  <text:p text:style-name="P7">s.n.<text:tab/><text:tab/><text:tab/></text:p>
                </text:list-item>
                <text:list-item>
                  <text:p text:style-name="P7">M – d &gt; a (range)</text:p>
                </text:list-item>
                <text:list-item>
                  <text:p text:style-name="P7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6011633582082602578" text:style-name="L2">
        <text:list-item>
          <text:p text:style-name="P8">open apps</text:p>
          <text:list>
            <text:list-item>
              <text:p text:style-name="P8">audacity</text:p>
            </text:list-item>
            <text:list-item>
              <text:p text:style-name="P8">itunes</text:p>
            </text:list-item>
          </text:list>
        </text:list-item>
        <text:list-item>
          <text:p text:style-name="P8">itunes</text:p>
          <text:list>
            <text:list-item>
              <text:p text:style-name="P8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9113191153421163581" text:style-name="L3">
        <text:list-item>
          <text:p text:style-name="P9">start</text:p>
          <text:list>
            <text:list-item>
              <text:p text:style-name="P9">web page</text:p>
              <text:list>
                <text:list-item>
                  <text:p text:style-name="P9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9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9">folder : C:\WORKS_2\WS\WS_Others.Art\JVEMV6\46_art\11_guitar</text:p>
            </text:list-item>
            <text:list-item>
              <text:p text:style-name="P9">mobile apps</text:p>
              <text:list>
                <text:list-item>
                  <text:p text:style-name="P9">garageband</text:p>
                </text:list-item>
                <text:list-item>
                  <text:p text:style-name="P9">metronome (default = 80 ?)</text:p>
                </text:list-item>
              </text:list>
            </text:list-item>
            <text:list-item>
              <text:p text:style-name="P9">stationaries</text:p>
              <text:list>
                <text:list-item>
                  <text:p text:style-name="P9">memo paper</text:p>
                  <text:list>
                    <text:list-item>
                      <text:p text:style-name="P9">memo</text:p>
                    </text:list-item>
                    <text:list-item>
                      <text:p text:style-name="P9">clear book</text:p>
                    </text:list-item>
                  </text:list>
                </text:list-item>
                <text:list-item>
                  <text:p text:style-name="P9">guitar</text:p>
                </text:list-item>
                <text:list-item>
                  <text:p text:style-name="P9">pens (<text:span text:style-name="T1">消しゴムも、消しテープも) 定規</text:span></text:p>
                  <text:list>
                    <text:list-item>
                      <text:p text:style-name="P12">日付スタンプ、インクパッド</text:p>
                    </text:list-item>
                  </text:list>
                </text:list-item>
                <text:list-item>
                  <text:p text:style-name="P9"><text:soft-page-break/>mobile holder</text:p>
                  <text:list>
                    <text:list-item>
                      <text:p text:style-name="P12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9">new email file</text:p>
                </text:list-item>
                <text:list-item>
                  <text:p text:style-name="P9">prev memo, image file</text:p>
                </text:list-item>
              </text:list>
            </text:list-item>
            <text:list-item>
              <text:p text:style-name="P9">vlc → set prev videos</text:p>
            </text:list-item>
            <text:list-item>
              <text:p text:style-name="P9">stopwatch → start</text:p>
            </text:list-item>
            <text:list-item>
              <text:p text:style-name="P9"/>
            </text:list-item>
          </text:list>
        </text:list-item>
        <text:list-item>
          <text:p text:style-name="P9">actions</text:p>
          <text:list>
            <text:list-item>
              <text:p text:style-name="P14">menu (2019/10/18 16:17:15)</text:p>
              <text:list>
                <text:list-item>
                  <text:p text:style-name="P14">prev sections</text:p>
                </text:list-item>
                <text:list-item>
                  <text:p text:style-name="P14">arpeggio</text:p>
                </text:list-item>
                <text:list-item>
                  <text:p text:style-name="P14">stomp</text:p>
                </text:list-item>
                <text:list-item>
                  <text:p text:style-name="P14">tapping</text:p>
                </text:list-item>
                <text:list-item>
                  <text:p text:style-name="P14">harmonics</text:p>
                </text:list-item>
                <text:list-item>
                  <text:p text:style-name="P14">scale</text:p>
                </text:list-item>
                <text:list-item>
                  <text:p text:style-name="P14">compositions</text:p>
                </text:list-item>
              </text:list>
            </text:list-item>
            <text:list-item>
              <text:p text:style-name="P15">prev sections ---&gt; review</text:p>
            </text:list-item>
            <text:list-item>
              <text:p text:style-name="P15">choose target piece → e.g. “te-9”</text:p>
            </text:list-item>
            <text:list-item>
              <text:p text:style-name="P15">open resources</text:p>
              <text:list>
                <text:list-item>
                  <text:p text:style-name="P15">voice memo</text:p>
                </text:list-item>
                <text:list-item>
                  <text:p text:style-name="P9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9">routine ops</text:p>
          <text:list>
            <text:list-item>
              <text:p text:style-name="P9">technique pieces</text:p>
            </text:list-item>
            <text:list-item>
              <text:p text:style-name="P9">code progression patterns</text:p>
            </text:list-item>
            <text:list-item>
              <text:p text:style-name="P9">email items</text:p>
            </text:list-item>
            <text:list-item>
              <text:p text:style-name="P9"><text:soft-page-break/></text:p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250243056763225877" text:style-name="L4">
        <text:list-item>
          <text:p text:style-name="P10">mobile pod → put away</text:p>
        </text:list-item>
        <text:list-item>
          <text:p text:style-name="P10">mobile</text:p>
          <text:list>
            <text:list-item>
              <text:p text:style-name="P10">==&gt; to battery</text:p>
            </text:list-item>
          </text:list>
        </text:list-item>
        <text:list-item>
          <text:p text:style-name="P10">memos</text:p>
          <text:list>
            <text:list-item>
              <text:p text:style-name="P10">log memo</text:p>
              <text:list>
                <text:list-item>
                  <text:p text:style-name="P10">add lines (sep<text:span text:style-name="T1">arator) between sections </text:span><text:span text:style-name="T2">(blue color)</text:span></text:p>
                </text:list-item>
                <text:list-item>
                  <text:p text:style-name="P10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3">put away except ==&gt; orange+</text:p>
            </text:list-item>
            <text:list-item>
              <text:p text:style-name="P13">photo</text:p>
              <text:list>
                <text:list-item>
                  <text:p text:style-name="P13">pick up memo leaves → ones with today's memos</text:p>
                </text:list-item>
                <text:list-item>
                  <text:p text:style-name="P13">photo</text:p>
                </text:list-item>
                <text:list-item>
                  <text:p text:style-name="P13">add “//” mark <text:span text:style-name="T3">(orange color)</text:span></text:p>
                </text:list-item>
                <text:list-item>
                  <text:p text:style-name="P13">on “〇” symbol, add a slash <text:span text:style-name="T3">(orange color)</text:span></text:p>
                </text:list-item>
              </text:list>
            </text:list-item>
            <text:list-item>
              <text:p text:style-name="P13">each leaf → to each clear leaf in the clear folder</text:p>
              <text:list>
                <text:list-item>
                  <text:p text:style-name="P13">refrerring → list_of_memos.ods ( tab “notes_gt”)</text:p>
                </text:list-item>
              </text:list>
            </text:list-item>
          </text:list>
        </text:list-item>
        <text:list-item>
          <text:p text:style-name="P13">guitar</text:p>
          <text:list>
            <text:list-item>
              <text:p text:style-name="P13">polish</text:p>
              <text:list>
                <text:list-item>
                  <text:p text:style-name="P13">body</text:p>
                  <text:list>
                    <text:list-item>
                      <text:p text:style-name="P13">back</text:p>
                    </text:list-item>
                    <text:list-item>
                      <text:p text:style-name="P13">front</text:p>
                    </text:list-item>
                    <text:list-item>
                      <text:p text:style-name="P13">side</text:p>
                    </text:list-item>
                    <text:list-item>
                      <text:p text:style-name="P13">bottom</text:p>
                    </text:list-item>
                    <text:list-item>
                      <text:p text:style-name="P13">showlder</text:p>
                    </text:list-item>
                  </text:list>
                </text:list-item>
                <text:list-item>
                  <text:p text:style-name="P13">neck</text:p>
                </text:list-item>
                <text:list-item>
                  <text:p text:style-name="P13">strings</text:p>
                </text:list-item>
              </text:list>
            </text:list-item>
            <text:list-item>
              <text:p text:style-name="P13"><text:soft-page-break/>put away</text:p>
            </text:list-item>
          </text:list>
        </text:list-item>
        <text:list-item>
          <text:p text:style-name="P10">video files (new ones)</text:p>
          <text:list>
            <text:list-item>
              <text:p text:style-name="P10">==&gt; to desktop : C:\WORKS_2\WS\WS_Cake_IFM11\tmp</text:p>
            </text:list-item>
          </text:list>
        </text:list-item>
        <text:list-item>
          <text:p text:style-name="P10">close</text:p>
          <text:list>
            <text:list-item>
              <text:p text:style-name="P10">image files</text:p>
            </text:list-item>
            <text:list-item>
              <text:p text:style-name="P10">folders</text:p>
            </text:list-item>
            <text:list-item>
              <text:p text:style-name="P10">web pages</text:p>
            </text:list-item>
            <text:list-item>
              <text:p text:style-name="P10">sheets</text:p>
            </text:list-item>
            <text:list-item>
              <text:p text:style-name="P10">vlc</text:p>
            </text:list-item>
            <text:list-item>
              <text:p text:style-name="P10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5517407" text:continue-numbering="true" text:style-name="L4">
        <text:list-item>
          <text:list>
            <text:list-item>
              <text:p text:style-name="P10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1854970571168505731" text:style-name="L5">
        <text:list-item>
          <text:p text:style-name="P11">memo → copy</text:p>
          <text:list>
            <text:list-item>
              <text:p text:style-name="P11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1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5512481" text:continue-numbering="true" text:style-name="L5">
        <text:list-item>
          <text:list>
            <text:list-item>
              <text:p text:style-name="P11">save → text file</text:p>
            </text:list-item>
          </text:list>
        </text:list-item>
        <text:list-item>
          <text:p text:style-name="P11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5517672" text:continue-numbering="true" text:style-name="L5">
        <text:list-item>
          <text:p text:style-name="P11">gen-ed text → C/P</text:p>
          <text:list>
            <text:list-item>
              <text:p text:style-name="P11">to : list_of_memos.ods (C:\WORKS_2\WS\WS_Others.Art\JVEMV6\46_art\11_guitar)</text:p>
            </text:list-item>
          </text:list>
        </text:list-item>
        <text:list-item>
          <text:p text:style-name="P11">modify texts</text:p>
          <text:list>
            <text:list-item>
              <text:p text:style-name="P11"/>
            </text:list-item>
          </text:list>
        </text:list-item>
      </text:list>
      <table:table table:name="表6" table:style-name="表6">
        <table:table-column table:style-name="表6.A"/>
        <text:soft-page-break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3004594211076220246" text:style-name="L6">
              <text:list-item>
                <text:p text:style-name="P6">memo_guitar.txt</text:p>
              </text:list-item>
              <text:list-item>
                <text:p text:style-name="P6">memo_guitar.(replaced).(XXX).txt</text:p>
              </text:list-item>
            </text:list>
          </table:table-cell>
        </table:table-row>
      </table:table>
      <text:list xml:id="list35519716" text:continue-list="list35517672" text:style-name="L5">
        <text:list-item>
          <text:p text:style-name="P11">closing</text:p>
          <text:list>
            <text:list-item>
              <text:p text:style-name="P11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</table:table>
      <text:list xml:id="list35510576" text:continue-numbering="true" text:style-name="L5">
        <text:list-item>
          <text:list>
            <text:list-item>
              <text:list>
                <text:list-item>
                  <text:p text:style-name="P11">sheet</text:p>
                </text:list-item>
                <text:list-item>
                  <text:p text:style-name="P11">folder</text:p>
                </text:list-item>
              </text:list>
            </text:list-item>
            <text:list-item>
              <text:p text:style-name="P11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24T15:31:44.39</dc:date>
    <dc:creator>iwabuchi ken</dc:creator>
    <meta:editing-duration>P1DT14H52M56S</meta:editing-duration>
    <meta:editing-cycles>45</meta:editing-cycles>
    <meta:generator>OpenOffice/4.1.3$Win32 OpenOffice.org_project/413m1$Build-9783</meta:generator>
    <meta:document-statistic meta:table-count="7" meta:image-count="0" meta:object-count="0" meta:page-count="6" meta:paragraph-count="153" meta:word-count="606" meta:character-count="3884"/>
  </office:meta>
</office:document-meta>
</file>